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1542in" fo:margin-left="0.4181in" fo:margin-top="0in" fo:margin-bottom="0in" table:align="left" style:writing-mode="lr-tb"/>
    </style:style>
    <style:style style:name="Таблица1.A" style:family="table-column">
      <style:table-column-properties style:column-width="1.8257in"/>
    </style:style>
    <style:style style:name="Таблица1.B" style:family="table-column">
      <style:table-column-properties style:column-width="1.4333in"/>
    </style:style>
    <style:style style:name="Таблица1.C" style:family="table-column">
      <style:table-column-properties style:column-width="1.4583in"/>
    </style:style>
    <style:style style:name="Таблица1.D" style:family="table-column">
      <style:table-column-properties style:column-width="1.4368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Heading_20_1">
      <loext:graphic-properties draw:fill="solid" draw:fill-color="#ffffff"/>
      <style:paragraph-properties fo:margin-top="0in" fo:margin-bottom="0in" loext:contextual-spacing="false" style:line-height-at-least="0.4165in" fo:background-color="#ffffff"/>
      <style:text-properties fo:color="#333333" style:font-name="Roboto" fo:font-size="21pt" style:font-size-asian="21pt" style:font-size-complex="21pt"/>
    </style:style>
    <style:style style:name="P2" style:family="paragraph" style:parent-style-name="Heading_20_1">
      <style:paragraph-properties fo:margin-left="0in" fo:margin-right="0in" fo:margin-top="0.1945in" fo:margin-bottom="0.1945in" loext:contextual-spacing="true" fo:line-height="115%" fo:text-align="justify" style:justify-single-word="false" fo:text-indent="0.4925in" style:auto-text-indent="false"/>
    </style:style>
    <style:style style:name="P3" style:family="paragraph" style:parent-style-name="Heading_20_1">
      <style:paragraph-properties fo:margin-left="0in" fo:margin-right="0in" fo:margin-top="0.1945in" fo:margin-bottom="0.1945in" loext:contextual-spacing="true" fo:line-height="115%" fo:text-align="justify" style:justify-single-word="false" fo:text-indent="0.4925in" style:auto-text-indent="false"/>
      <style:text-properties fo:font-size="14pt" fo:font-weight="normal" style:font-name-asian="Calibri1" style:font-size-asian="14pt" style:language-asian="en" style:country-asian="US" style:font-weight-asian="normal" style:font-size-complex="14pt"/>
    </style:style>
    <style:style style:name="P4" style:family="paragraph" style:parent-style-name="Heading_20_1">
      <style:paragraph-properties fo:margin-left="0in" fo:margin-right="0in" fo:margin-top="0.1945in" fo:margin-bottom="0.1945in" loext:contextual-spacing="true" fo:line-height="115%" fo:text-align="justify" style:justify-single-word="false" fo:text-indent="0.4925in" style:auto-text-indent="false"/>
      <style:text-properties fo:font-size="14pt" fo:font-weight="normal" style:font-size-asian="14pt" style:font-weight-asian="normal" style:font-size-complex="14pt"/>
    </style:style>
    <style:style style:name="P5" style:family="paragraph" style:parent-style-name="Heading_20_1">
      <style:paragraph-properties fo:margin-left="0in" fo:margin-right="0in" fo:margin-top="0.1945in" fo:margin-bottom="0.1945in" loext:contextual-spacing="true" fo:line-height="115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6" style:family="paragraph" style:parent-style-name="Heading_20_3">
      <style:paragraph-properties fo:margin-left="0in" fo:margin-right="0in" fo:text-align="justify" style:justify-single-word="false" fo:text-indent="0.4925in" style:auto-text-indent="false"/>
    </style:style>
    <style:style style:name="P7" style:family="paragraph" style:parent-style-name="Standard">
      <style:paragraph-properties fo:margin-left="0in" fo:margin-right="0in" fo:margin-top="0in" fo:margin-bottom="0.139in" loext:contextual-spacing="true" fo:text-align="justify" style:justify-single-word="false" fo:text-indent="0.4925in" style:auto-text-indent="false"/>
    </style:style>
    <style:style style:name="P8" style:family="paragraph" style:parent-style-name="Standard">
      <style:paragraph-properties fo:margin-left="0in" fo:margin-right="0in" fo:margin-top="0in" fo:margin-bottom="0.139in" loext:contextual-spacing="true" fo:text-align="justify" style:justify-single-word="false" fo:text-indent="0.4925in" style:auto-text-indent="false"/>
      <style:text-properties style:font-name="Times New Roman" fo:font-size="16pt" fo:font-weight="bold" style:font-name-asian="Calibri1" style:font-size-asian="16pt" style:language-asian="en" style:country-asian="US" style:font-weight-asian="bold" style:font-size-complex="16pt" style:font-style-complex="italic" style:font-weight-complex="bold"/>
    </style:style>
    <style:style style:name="P9" style:family="paragraph" style:parent-style-name="Standard">
      <style:paragraph-properties fo:margin-left="0in" fo:margin-right="0in" fo:margin-top="0in" fo:margin-bottom="0.139in" loext:contextual-spacing="true" fo:text-align="justify" style:justify-single-word="false" fo:text-indent="0.4925in" style:auto-text-indent="false"/>
      <style:text-properties style:font-name="Times New Roman" fo:font-size="14pt" fo:font-weight="bold" style:font-name-asian="Calibri1" style:font-size-asian="14pt" style:language-asian="en" style:country-asian="US" style:font-weight-asian="bold" style:font-size-complex="14pt" style:font-weight-complex="bold"/>
    </style:style>
    <style:style style:name="P10" style:family="paragraph" style:parent-style-name="Standard">
      <style:paragraph-properties fo:margin-left="0in" fo:margin-right="0in" fo:margin-top="0in" fo:margin-bottom="0.139in" loext:contextual-spacing="true" fo:text-align="justify" style:justify-single-word="false" fo:text-indent="0.4925in" style:auto-text-indent="false"/>
      <style:text-properties style:font-name="Times New Roman" fo:font-size="14pt" fo:font-weight="bold" style:font-name-asian="Times New Roman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in" fo:margin-right="0in" fo:margin-top="0in" fo:margin-bottom="0.139in" loext:contextual-spacing="true" fo:text-align="justify" style:justify-single-word="false" fo:text-indent="0.4925in" style:auto-text-indent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P13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style:font-name="Times New Roman" fo:font-size="14pt" style:font-size-asian="14pt" style:font-size-complex="14pt"/>
    </style:style>
    <style:style style:name="P14" style:family="paragraph" style:parent-style-name="Heading_20_1">
      <style:paragraph-properties fo:margin-top="0.1945in" fo:margin-bottom="0.1945in" loext:contextual-spacing="true" fo:line-height="115%" fo:text-align="justify" style:justify-single-word="false"/>
      <style:text-properties fo:font-size="14pt" fo:font-weight="normal" style:font-name-asian="Calibri1" style:font-size-asian="14pt" style:language-asian="en" style:country-asian="US" style:font-weight-asian="normal" style:font-size-complex="14pt"/>
    </style:style>
    <style:style style:name="P15" style:family="paragraph" style:parent-style-name="Heading_20_1">
      <style:paragraph-properties fo:margin-top="0.1945in" fo:margin-bottom="0.1945in" loext:contextual-spacing="true" fo:line-height="115%" fo:text-align="justify" style:justify-single-word="false"/>
    </style:style>
    <style:style style:name="P16" style:family="paragraph" style:parent-style-name="Standard">
      <style:paragraph-properties fo:line-height="100%">
        <style:tab-stops>
          <style:tab-stop style:position="3.5102in"/>
          <style:tab-stop style:position="4.7189in"/>
        </style:tab-stops>
      </style:paragraph-properties>
    </style:style>
    <style:style style:name="P17" style:family="paragraph" style:parent-style-name="Standard">
      <style:paragraph-properties fo:line-height="100%">
        <style:tab-stops>
          <style:tab-stop style:position="4.7189in"/>
        </style:tab-stops>
      </style:paragraph-properties>
    </style:style>
    <style:style style:name="P18" style:family="paragraph" style:parent-style-name="Standard">
      <style:text-properties style:font-name="Times New Roman" fo:font-size="14pt" style:font-size-asian="14pt" style:font-size-complex="14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size-complex="14pt"/>
    </style:style>
    <style:style style:name="P20" style:family="paragraph" style:parent-style-name="Standard">
      <style:paragraph-properties fo:line-height="100%">
        <style:tab-stops>
          <style:tab-stop style:position="4.0835in"/>
          <style:tab-stop style:position="4.7189in"/>
        </style:tab-stops>
      </style:paragraph-properties>
      <style:text-properties style:font-name="Times New Roman" fo:font-size="14pt" style:font-size-asian="14pt" style:font-size-complex="14pt"/>
    </style:style>
    <style:style style:name="P21" style:family="paragraph" style:parent-style-name="Standard">
      <style:paragraph-properties fo:line-height="100%">
        <style:tab-stops>
          <style:tab-stop style:position="3.6043in"/>
          <style:tab-stop style:position="4.7189in"/>
          <style:tab-stop style:position="6.4965in" style:type="right"/>
        </style:tab-stops>
      </style:paragraph-properties>
      <style:text-properties style:font-name="Times New Roman" fo:font-size="14pt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en" fo:country="US" style:font-size-asian="14pt" style:font-size-complex="14pt"/>
    </style:style>
    <style:style style:name="P24" style:family="paragraph" style:parent-style-name="Standard">
      <style:paragraph-properties>
        <style:tab-stops>
          <style:tab-stop style:position="0.3543in"/>
          <style:tab-stop style:position="4.7189in"/>
        </style:tab-stops>
      </style:paragraph-properties>
      <style:text-properties style:font-name="Times New Roman" fo:font-size="28pt" style:font-size-asian="28pt" style:font-size-complex="28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Times New Roman" fo:font-size="14pt" style:font-size-asian="14pt" style:font-size-complex="14pt"/>
    </style:style>
    <style:style style:name="P2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29" style:family="paragraph" style:parent-style-name="Standard">
      <style:paragraph-properties fo:margin-left="0.4925in" fo:margin-right="0in" fo:text-align="justify" style:justify-single-word="false" fo:text-indent="0in" style:auto-text-indent="false"/>
    </style:style>
    <style:style style:name="P30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size="14pt" style:font-size-asian="14pt" style:font-size-complex="14pt"/>
    </style:style>
    <style:style style:name="P31" style:family="paragraph" style:parent-style-name="Standard" style:list-style-name="">
      <style:paragraph-properties fo:text-align="center" style:justify-single-word="false"/>
    </style:style>
    <style:style style:name="P32" style:family="paragraph" style:parent-style-name="Heading_20_1" style:list-style-name="WWNum2">
      <style:paragraph-properties fo:margin-left="0.4925in" fo:margin-right="0in" fo:margin-top="0.1945in" fo:margin-bottom="0in" loext:contextual-spacing="true" fo:line-height="115%" fo:text-align="justify" style:justify-single-word="false" fo:text-indent="-0.25in" style:auto-text-indent="false"/>
      <style:text-properties fo:font-size="14pt" fo:font-weight="normal" style:font-name-asian="Calibri1" style:font-size-asian="14pt" style:language-asian="en" style:country-asian="US" style:font-weight-asian="normal" style:font-size-complex="14pt"/>
    </style:style>
    <style:style style:name="P33" style:family="paragraph" style:parent-style-name="Heading_20_1" style:list-style-name="WWNum3">
      <style:paragraph-properties fo:margin-left="0.4925in" fo:margin-right="0in" fo:margin-top="0.1945in" fo:margin-bottom="0in" loext:contextual-spacing="true" fo:line-height="115%" fo:text-align="justify" style:justify-single-word="false" fo:text-indent="-0.25in" style:auto-text-indent="false"/>
      <style:text-properties fo:font-size="14pt" fo:font-weight="normal" style:font-size-asian="14pt" style:font-weight-asian="normal" style:font-size-complex="14pt"/>
    </style:style>
    <style:style style:name="P34" style:family="paragraph" style:parent-style-name="Heading_20_1" style:list-style-name="WWNum3">
      <style:paragraph-properties fo:margin-left="0.4925in" fo:margin-right="0in" fo:margin-top="0.1945in" fo:margin-bottom="0in" loext:contextual-spacing="true" fo:line-height="115%" fo:text-align="justify" style:justify-single-word="false" fo:text-indent="-0.25in" style:auto-text-indent="false"/>
    </style:style>
    <style:style style:name="P35" style:family="paragraph" style:parent-style-name="Heading_20_1" style:list-style-name="WWNum2">
      <style:paragraph-properties fo:margin-left="0.4925in" fo:margin-right="0in" fo:margin-top="0.1945in" fo:margin-bottom="0.1945in" loext:contextual-spacing="true" fo:line-height="115%" fo:text-align="justify" style:justify-single-word="false" fo:text-indent="-0.25in" style:auto-text-indent="false"/>
      <style:text-properties fo:font-size="14pt" fo:font-weight="normal" style:font-name-asian="Calibri1" style:font-size-asian="14pt" style:language-asian="en" style:country-asian="US" style:font-weight-asian="normal" style:font-size-complex="14pt"/>
    </style:style>
    <style:style style:name="P36" style:family="paragraph" style:parent-style-name="Heading_20_1" style:list-style-name="WWNum3">
      <style:paragraph-properties fo:margin-left="0.4925in" fo:margin-right="0in" fo:margin-top="0.1945in" fo:margin-bottom="0.1945in" loext:contextual-spacing="true" fo:line-height="115%" fo:text-align="justify" style:justify-single-word="false" fo:text-indent="-0.25in" style:auto-text-indent="false"/>
    </style:style>
    <style:style style:name="P37" style:family="paragraph" style:parent-style-name="List_20_Paragraph" style:list-style-name="WWNum4">
      <style:paragraph-properties fo:text-align="justify" style:justify-single-word="false"/>
    </style:style>
    <style:style style:name="P38" style:family="paragraph" style:parent-style-name="List_20_Paragraph" style:list-style-name="WWNum5">
      <style:paragraph-properties fo:text-align="justify" style:justify-single-word="false"/>
    </style:style>
    <style:style style:name="P39" style:family="paragraph" style:parent-style-name="List_20_Paragraph" style:list-style-name="WWNum4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40" style:family="paragraph" style:parent-style-name="List_20_Paragraph" style:list-style-name="WWNum5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fo:font-weight="bold" style:font-name-asian="Calibri1" style:font-size-asian="14pt" style:language-asian="en" style:country-asian="US" style:font-weight-asian="bold" style:font-size-complex="14pt"/>
    </style:style>
    <style:style style:name="T3" style:family="text">
      <style:text-properties style:font-name="Times New Roman" fo:font-size="14pt" fo:font-weight="bold" style:font-name-asian="Calibri1" style:font-size-asian="14pt" style:language-asian="en" style:country-asian="US" style:font-weight-asian="bold" style:font-size-complex="14pt" style:font-weight-complex="bold"/>
    </style:style>
    <style:style style:name="T4" style:family="text">
      <style:text-properties style:font-name="Times New Roman" fo:font-size="14pt" fo:font-weight="bold" style:font-size-asian="14pt" style:font-weight-asian="bold" style:font-size-complex="14pt"/>
    </style:style>
    <style:style style:name="T5" style:family="text">
      <style:text-properties style:font-name="Times New Roman" fo:font-size="14pt" fo:language="en" fo:country="US" style:font-size-asian="14pt" style:font-size-complex="14pt"/>
    </style:style>
    <style:style style:name="T6" style:family="text">
      <style:text-properties style:font-name="Times New Roman" fo:font-size="14pt" fo:language="ru" fo:country="RU" officeooo:rsid="001dd11a" style:font-size-asian="14pt" style:font-size-complex="14pt"/>
    </style:style>
    <style:style style:name="T7" style:family="text">
      <style:text-properties style:font-name="Times New Roman" fo:font-size="16pt" style:font-size-asian="16pt" style:font-size-complex="16pt"/>
    </style:style>
    <style:style style:name="T8" style:family="text">
      <style:text-properties style:font-name="Times New Roman" fo:font-size="16pt" fo:font-weight="bold" style:font-size-asian="16pt" style:font-weight-asian="bold" style:font-size-complex="16pt"/>
    </style:style>
    <style:style style:name="T9" style:family="text">
      <style:text-properties style:font-name="Times New Roman" fo:font-size="18pt" fo:font-weight="bold" style:font-name-asian="Calibri1" style:font-size-asian="18pt" style:language-asian="en" style:country-asian="US" style:font-weight-asian="bold" style:font-size-complex="18pt" style:font-weight-complex="bold"/>
    </style:style>
    <style:style style:name="T10" style:family="text">
      <style:text-properties style:font-name="Times New Roman" fo:font-size="20pt" style:font-size-asian="20pt" style:font-size-complex="20pt"/>
    </style:style>
    <style:style style:name="T11" style:family="text">
      <style:text-properties fo:color="#333333" style:font-name="Times New Roman" fo:font-size="16pt" style:font-size-asian="16pt" style:font-size-complex="16pt"/>
    </style:style>
    <style:style style:name="T12" style:family="text">
      <style:text-properties fo:font-size="14pt" fo:font-weight="normal" style:font-size-asian="14pt" style:font-weight-asian="normal" style:font-size-complex="14pt"/>
    </style:style>
    <style:style style:name="T13" style:family="text">
      <style:text-properties fo:font-size="14pt" fo:language="en" fo:country="US" fo:font-weight="normal" style:font-size-asian="14pt" style:font-weight-asian="normal" style:font-size-complex="14pt"/>
    </style:style>
    <style:style style:name="T14" style:family="text">
      <style:text-properties fo:font-size="14pt" style:font-name-asian="Calibri1" style:font-size-asian="14pt" style:language-asian="en" style:country-asian="US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use-window-font-color="true" style:font-name="Times New Roman" fo:font-size="14pt" style:font-name-asian="Calibri1" style:font-size-asian="14pt" style:language-asian="en" style:country-asian="US" style:font-name-complex="Times New Roman1" style:font-size-complex="14pt"/>
    </style:style>
    <style:style style:name="T17" style:family="text">
      <style:text-properties style:use-window-font-color="true" style:font-name="Times New Roman" fo:font-size="14pt" style:text-underline-style="none" style:font-size-asian="14pt" style:font-name-complex="Times New Roman1" style:font-size-complex="14pt"/>
    </style:style>
    <style:style style:name="T18" style:family="text">
      <style:text-properties style:use-window-font-color="true" style:font-name="Times New Roman" fo:font-size="14pt" style:text-underline-style="none" fo:font-weight="bold" style:font-size-asian="14pt" style:font-weight-asian="bold" style:font-size-complex="14pt"/>
    </style:style>
    <style:style style:name="T19" style:family="text">
      <style:text-properties style:use-window-font-color="true" style:font-name="Times New Roman" fo:font-size="14pt" style:text-underline-style="none" fo:font-weight="bold" style:font-size-asian="14pt" style:font-weight-asian="bold" style:font-size-complex="14pt" style:font-weight-complex="bold"/>
    </style:style>
    <style:style style:name="T20" style:family="text">
      <style:text-properties officeooo:rsid="001ff9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ИСТЕРСТВО ОБРАЗОВАНИЯ РЕСПУБЛИКИ БЕЛАРУСЬ</text:p>
      <text:p text:style-name="P19">Учреждение образования «Гомельский государственный технический</text:p>
      <text:p text:style-name="P19">университет имени П.О.Сухого»</text:p>
      <text:p text:style-name="P19"/>
      <text:p text:style-name="P22">Факультет автоматизированных и информационных систем</text:p>
      <text:p text:style-name="P22"/>
      <text:p text:style-name="P22">Кафедра «Информационные технологии»</text:p>
      <text:p text:style-name="P18"/>
      <text:p text:style-name="P18"/>
      <text:p text:style-name="P25">Лабораторная работа №3</text:p>
      <text:h text:style-name="P31" text:outline-level="1"><text:span text:style-name="T7">По дисциплине «</text:span><text:span text:style-name="T11">Компьютерные сети</text:span><text:span text:style-name="T7">»</text:span></text:h>
      <text:h text:style-name="P1" text:outline-level="1"/>
      <text:p text:style-name="P26"><text:span text:style-name="T8">«</text:span><text:span text:style-name="T9">Сетевое оборудование Ethernet</text:span><text:span text:style-name="T8">»</text:span></text:p>
      <text:p text:style-name="P24"/>
      <text:p text:style-name="P24"/>
      <text:p text:style-name="P16"><text:span text:style-name="T10"><text:tab/> <text:s text:c="11"/></text:span><text:span text:style-name="T1">Выполнил:</text:span></text:p>
      <text:p text:style-name="P17"><text:span text:style-name="T1"><text:s text:c="89"/>Студент группы ИТ</text:span><text:span text:style-name="T6">П</text:span><text:span text:style-name="T1">-21</text:span></text:p>
      <text:p text:style-name="P21"><text:s text:c="89"/>Коркуц Станислав</text:p>
      <text:p text:style-name="P20"><text:s text:c="89"/>Принял:</text:p>
      <text:p text:style-name="P20"><text:s text:c="89"/><text:span text:style-name="T20">ассистент</text:span> Левцова Т.С.</text:p>
      <text:p text:style-name="P20"><text:s text:c="86"/></text:p>
      <text:p text:style-name="P20"><text:s text:c="51"/></text:p>
      <text:p text:style-name="P20"/>
      <text:p text:style-name="P18"><text:s text:c="52"/>г. Гомель 2019<text:bookmark text:name="_GoBack"/></text:p>
      <text:p text:style-name="P18"/>
      <text:p text:style-name="P8"><text:soft-page-break/>Сетевые адаптеры</text:p>
      <text:p text:style-name="P8"/>
      <text:p text:style-name="P9">Функции и характеристики сетевых адаптеров</text:p>
      <text:p text:style-name="P9"/>
      <text:p text:style-name="P7"><text:span text:style-name="T3">Сетевой адаптер </text:span><text:span text:style-name="T4">TP-Link TF-3200</text:span></text:p>
      <text:h text:style-name="P4" text:outline-level="1">Сетевой адаптер (TP-Link TF-3200) является интегрированным и наиболее выгодным по соотношению цена-качество адаптером Fast Ethernet, который работает с 32-битными системами, оснащен контроллером PCI и полностью поддерживает стандарты IEEE 802.3 10Base-T, IEEE 802.3u 100Base-TX и стандарт управления потоком IEEE 802.3x Flow control в полнодуплексном режиме.</text:h>
      <text:h text:style-name="P4" text:outline-level="1">Модель TF-3200, будучи экономически выгодным решением, практически не имеет ограничений в своем применении. Так, вы легко сможете увеличить скорость передачи данных в вашей сети с 10 Мбит/с до 100 Мбит/с. Адаптер поддерживает передачу на обеих этих скоростях в полу- и полнодуплексном режимах. Благодаря технологии автоматического определения, устройство самостоятельно настраивается на нужную скорость передачи данных. Адаптер поддерживает большинство современных операционных систем.</text:h>
      <text:h text:style-name="P3" text:outline-level="1">Передача кадра из компьютера в кабель состоит из перечисленных ниже этапов:</text:h>
      <text:list xml:id="list1641057044" text:style-name="WWNum2">
        <text:list-item>
          <text:h text:style-name="P32" text:outline-level="1">Прием кадра данных LLC через межуровневый интерфейс вместе с адресной информацией МАС - уровня. Обычно взаимодействие между протоколами внутри компьютера происходит через буферы, расположенные в оперативной памяти. Данные для передачи в сеть помещаются в эти буферы протоколами верхних уровней, которые извлекают их из дисковой памяти либо из файлового кэша с помощью подсистемы ввода/вывода операционной системы.</text:h>
        </text:list-item>
        <text:list-item>
          <text:h text:style-name="P32" text:outline-level="1">Оформление кадра данных МАС - уровня, в который инкапсулируется кадр LLC (с отброшенными флагами 01111110). Заполнение адресов назначения и источника, вычисление контрольной суммы.</text:h>
        </text:list-item>
        <text:list-item>
          <text:h text:style-name="P32" text:outline-level="1">Формирование символов кодов при использовании избыточных кодов типа 4В/5В. Скрэмблирование кодов для получения более равномерного спектра сигналов. Этот этап используется не во всех протоколах - например, технология Ethernet 10 Мбит/с обходится без него.</text:h>
        </text:list-item>
        <text:list-item>
          <text:h text:style-name="P32" text:outline-level="1"><text:soft-page-break/>Выдача сигналов в кабель в соответствии с принятым линейным кодом - манчестерским, NRZI, MLT-3 и т. п. Прием кадра из кабеля в компьютер включает следующие действия.</text:h>
        </text:list-item>
        <text:list-item>
          <text:h text:style-name="P32" text:outline-level="1">Прием из кабеля сигналов, кодирующих битовый поток.</text:h>
        </text:list-item>
        <text:list-item>
          <text:h text:style-name="P32" text:outline-level="1">Выделение сигналов на фоне шума. Эту операцию могут выполнять различные специализированные микросхемы или сигнальные процессоры DSP. В результате в приемнике адаптера образуется некоторая битовая последовательность, с большой степенью вероятности совпадающая с той, которая была послана передатчиком.</text:h>
        </text:list-item>
        <text:list-item>
          <text:h text:style-name="P35" text:outline-level="1">Если данные перед отправкой в кабель подвергались скрэмблированию, то они пропускаются через дескрэмблер, после чего в адаптере восстанавливаются символы кода, посланные передатчиком.</text:h>
        </text:list-item>
      </text:list>
      <text:h text:style-name="P3" text:outline-level="1">В адаптерах для клиентских компьютеров значительная часть работы перекладывается на драйвер, тем самым адаптер оказывается проще и дешевле. Недостатком такого подхода является высокая степень загрузки центрального процессора компьютера рутинными работами по передаче кадров из оперативной памяти компьютера в сеть. Центральный процессор вынужден заниматься этой работой вместо выполнения прикладных задач пользователя.</text:h>
      <text:h text:style-name="P3" text:outline-level="1">Сетевой адаптер перед установкой в компьютер необходимо конфигурировать. При конфигурировании адаптера обычно задаются номер прерывания IRQ, используемого адаптером, номер канала прямого доступа к памяти DMA (если адаптер поддерживает режим DMA) и базовый адрес портов ввода/вывода.</text:h>
      <text:h text:style-name="P3" text:outline-level="1">Если сетевой адаптер, аппаратура компьютера и операционная система поддерживают стандарт Plug-and-Play, то конфигурирование адаптера и его драйвера осуществляется автоматически. В противном случае нужно сначала сконфигурировать сетевой адаптер, а затем повторить параметры его конфигурации для драйвера. В общем случае, детали процедуры конфигурирования сетевого адаптера и его драйвера во многом зависят от производителя адаптера, а также от возможностей шины, для которой разработан адаптер.</text:h>
      <text:h text:style-name="P3" text:outline-level="1"/>
      <text:h text:style-name="P2" text:outline-level="1"><text:span text:style-name="T14">Характеристики адаптера </text:span><text:span text:style-name="T15">TP-Link TF-3200</text:span></text:h>
      <text:h text:style-name="P5" text:outline-level="1"/>
      <text:list xml:id="list1549769747" text:style-name="WWNum3">
        <text:list-header>
          <text:h text:style-name="P33" text:outline-level="1">Стандарты и протоколы – IEEE 802.3, 802.3u, 802.3x<text:line-break/>CSMA/CD, TCP/IP, PCI Revision 2.1/2.2.</text:h>
          <text:h text:style-name="P34" text:outline-level="1"><text:span text:style-name="T12">Интерфейс – 32-бит PCI 1 10/100 Мбит/с </text:span><text:span text:style-name="T13">RJ</text:span><text:span text:style-name="T12">45 порт.</text:span></text:h>
          <text:h text:style-name="P36" text:outline-level="1"><text:span text:style-name="T12">Скорость передачи данных – 10/100 Мбит/</text:span><text:span text:style-name="T13">c</text:span><text:span text:style-name="T12">.</text:span></text:h>
        </text:list-header>
      </text:list>
      <text:h text:style-name="P14" text:outline-level="1"><text:soft-page-break/></text:h>
      <text:h text:style-name="P6" text:outline-level="3"><text:span text:style-name="T16">Сетевой адаптер </text:span><text:a xlink:type="simple" xlink:href="https://www.google.by/url?sa=t&amp;rct=j&amp;q=&amp;esrc=s&amp;source=web&amp;cd=1&amp;cad=rja&amp;uact=8&amp;ved=0ahUKEwjFjY_Eu7HZAhXOyaQKHfOUBeoQFggmMAA&amp;url=http%3A%2F%2Fwww.dlink.ru%2Fru%2Fproducts%2F7%2F562.html&amp;usg=AOvVaw3e0HyoJ6v4s2u6FE1JFzkH" text:style-name="ListLabel_20_7" text:visited-style-name="ListLabel_20_7"><text:span text:style-name="Internet_20_link"><text:span text:style-name="T17">D-Link DFE-520TX</text:span></text:span></text:a></text:h>
      <text:p text:style-name="P11">DFE-520TX - экономичный сетевой адаптер с автоматическим определением скорости 10/100 Мбит/с, устанавливаемый в ПК со слотом расширения PCI. Этот адаптер использует однокристальную технологию и оборудован встроенным буфером типа «очередь», обеспечивая возможность простого подключения компьютера к сети Ethernet.</text:p>
      <text:p text:style-name="P11">После установки адаптера в слот расширения PCI компьютера, он будет автоматически сконфигурирован BIOS компьютера. Работая в режиме 32-битной Bus Master, DFE-520TX гарантирует рабочим станциям высокую производительность при работе в сети. Bus Master позволяет передавать данные минуя центральный процессор, что дает возможность разгрузить его для выполнения прикладных программ. </text:p>
      <text:p text:style-name="P11">Адаптер может подключаться к сети 10BASE-T Ethernet или 100BASE-TX Fast Ethernet. Скорость подключения 10/100Мбит/с определяется автоматически, без какого-либо вмешательства со стороны пользователя.</text:p>
      <text:p text:style-name="P11">Адаптер имеет встроенную функцию управления потоком данных 803.2х в полнодуплексном режиме, обеспечивая защиту от потерь пакетов при их передаче по сети. При подключении к коммутатору, поддерживающему управление потоком, адаптер, во время пиковых нагрузок, получает от него сигналы о переполнении буфера. После этого адаптер приостанавливает передачу данных до тех пор, пока не получит сигнал от коммутатора, что он готов к приему данных. </text:p>
      <text:p text:style-name="P11"/>
      <text:p text:style-name="P7"><text:span text:style-name="T2">Характеристики адаптера </text:span><text:a xlink:type="simple" xlink:href="https://www.google.by/url?sa=t&amp;rct=j&amp;q=&amp;esrc=s&amp;source=web&amp;cd=1&amp;cad=rja&amp;uact=8&amp;ved=0ahUKEwjFjY_Eu7HZAhXOyaQKHfOUBeoQFggmMAA&amp;url=http%3A%2F%2Fwww.dlink.ru%2Fru%2Fproducts%2F7%2F562.html&amp;usg=AOvVaw3e0HyoJ6v4s2u6FE1JFzkH" text:style-name="ListLabel_20_8" text:visited-style-name="ListLabel_20_8"><text:span text:style-name="Internet_20_link"><text:span text:style-name="T18">D-Link DFE-520TX</text:span></text:span></text:a></text:p>
      <text:list xml:id="list3110235812" text:style-name="WWNum4">
        <text:list-item>
          <text:p text:style-name="P37"><text:span text:style-name="T1">Интерфейс – </text:span><text:span text:style-name="T5">PCI</text:span></text:p>
        </text:list-item>
        <text:list-item>
          <text:p text:style-name="P37"><text:span text:style-name="T1">Скорость передачи данных</text:span><text:span text:style-name="T5"> – 10/100 Мбит/с</text:span></text:p>
        </text:list-item>
        <text:list-item>
          <text:p text:style-name="P39">Пропускная способность шины PCI – 32 бит</text:p>
        </text:list-item>
      </text:list>
      <text:p text:style-name="P27"/>
      <text:p text:style-name="P29"><text:span text:style-name="T2">Сетевой адаптер </text:span><text:a xlink:type="simple" xlink:href="https://komp.1k.by/network-netcards/trendnet/TRENDnet_TE100_PCIWN-96175.html" text:style-name="ListLabel_20_9" text:visited-style-name="ListLabel_20_9"><text:span text:style-name="Internet_20_link"><text:span text:style-name="T19">TRENDnet TE100-PCIWN</text:span></text:span></text:a></text:p>
      <text:p text:style-name="P12"><text:span text:style-name="T1">TE100-PCIWN представляет собой PCI-адаптер с функцией Plug-and-Play для сетей Fast Ethernet, поддерживающий скорость 10/100 Мбит/с. В нем применена новейшая технология чипсетов. Отличается простотой установки. Автосенсинг и подключение к сети Fast Ethernet с помощью разъема RJ-45. С помощью переходника TRENDnet Ваш настольный компьютер превратится в </text:span><text:soft-page-break/><text:span text:style-name="T1">графическую и мультимедийную рабочую станцию с высокой пропускной способностью или мощный сервер, работающий на дуплексной скорости.</text:span></text:p>
      <text:p text:style-name="P7"><text:span text:style-name="T2">Характеристики адаптера </text:span><text:a xlink:type="simple" xlink:href="https://komp.1k.by/network-netcards/trendnet/TRENDnet_TE100_PCIWN-96175.html" text:style-name="ListLabel_20_9" text:visited-style-name="ListLabel_20_9"><text:span text:style-name="Internet_20_link"><text:span text:style-name="T19">TRENDnet TE100-PCIWN</text:span></text:span></text:a></text:p>
      <text:list xml:id="list232737069" text:style-name="WWNum5">
        <text:list-item>
          <text:p text:style-name="P38"><text:span text:style-name="T1">Интерфейс – </text:span><text:span text:style-name="T5">PCI</text:span></text:p>
        </text:list-item>
        <text:list-item>
          <text:p text:style-name="P38"><text:span text:style-name="T1">Скорость передачи данных</text:span><text:span text:style-name="T5"> – 10/100 Мбит/с</text:span></text:p>
        </text:list-item>
        <text:list-item>
          <text:p text:style-name="P40">Пропускная способность шины PCI – 32 бит</text:p>
        </text:list-item>
      </text:list>
      <text:p text:style-name="P27"/>
      <text:p text:style-name="P28">Сравнение сетевых адаптер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2">Характеристики</text:p>
          </table:table-cell>
          <table:table-cell table:style-name="Таблица1.A1" office:value-type="string">
            <text:p text:style-name="P26"><text:a xlink:type="simple" xlink:href="https://catalog.onliner.by/networkadapter/tp_link/tf3200" text:style-name="ListLabel_20_10" text:visited-style-name="ListLabel_20_10"><text:span text:style-name="product-summary_5f__5f_caption"><text:span text:style-name="T1">TP-Link TF-3200</text:span></text:span></text:a></text:p>
          </table:table-cell>
          <table:table-cell table:style-name="Таблица1.A1" office:value-type="string">
            <text:p text:style-name="P26"><text:a xlink:type="simple" xlink:href="https://catalog.onliner.by/networkadapter/trendnet/tnte100pciwn" text:style-name="ListLabel_20_10" text:visited-style-name="ListLabel_20_10"><text:span text:style-name="product-summary_5f__5f_caption"><text:span text:style-name="T1">TRENDnet TE100-PCIWN</text:span></text:span></text:a></text:p>
          </table:table-cell>
          <table:table-cell table:style-name="Таблица1.A1" office:value-type="string">
            <text:p text:style-name="P26"><text:a xlink:type="simple" xlink:href="https://catalog.onliner.by/networkadapter/dlink/dldfe520tx" text:style-name="ListLabel_20_10" text:visited-style-name="ListLabel_20_10"><text:span text:style-name="product-summary_5f__5f_caption"><text:span text:style-name="T1">D-Link DFE-520TX</text:span></text:span></text:a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product-table_5f__5f_wrapper"><text:span text:style-name="T1">Интерфейс подключения</text:span></text:span></text:p>
          </table:table-cell>
          <table:table-cell table:style-name="Таблица1.A1" office:value-type="string">
            <text:p text:style-name="P23">PCI</text:p>
          </table:table-cell>
          <table:table-cell table:style-name="Таблица1.A1" office:value-type="string">
            <text:p text:style-name="P23">PCI</text:p>
          </table:table-cell>
          <table:table-cell table:style-name="Таблица1.A1" office:value-type="string">
            <text:p text:style-name="P23">PCI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product-table_5f__5f_wrapper"><text:span text:style-name="T1">Низкопрофильная карта</text:span></text:span></text:p>
          </table:table-cell>
          <table:table-cell table:style-name="Таблица1.A1" office:value-type="string">
            <text:p text:style-name="P23">+</text:p>
          </table:table-cell>
          <table:table-cell table:style-name="Таблица1.A1" office:value-type="string">
            <text:p text:style-name="P23">+</text:p>
          </table:table-cell>
          <table:table-cell table:style-name="Таблица1.A1" office:value-type="string">
            <text:p text:style-name="P23">+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product-table_5f__5f_wrapper"><text:span text:style-name="T1">Возможность "горячей замены"</text:span></text:span></text:p>
          </table:table-cell>
          <table:table-cell table:style-name="Таблица1.A1" office:value-type="string">
            <text:p text:style-name="P23">-</text:p>
          </table:table-cell>
          <table:table-cell table:style-name="Таблица1.A1" office:value-type="string">
            <text:p text:style-name="P23">-</text:p>
          </table:table-cell>
          <table:table-cell table:style-name="Таблица1.A1" office:value-type="string">
            <text:p text:style-name="P23">-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product-table_5f__5f_wrapper"><text:span text:style-name="T1">Стандарт Ethernet</text:span></text:span></text:p>
          </table:table-cell>
          <table:table-cell table:style-name="Таблица1.A1" office:value-type="string">
            <text:p text:style-name="P26"><text:span text:style-name="value_5f__5f_text"><text:span text:style-name="T1">100Base-TX</text:span></text:span></text:p>
          </table:table-cell>
          <table:table-cell table:style-name="Таблица1.A1" office:value-type="string">
            <text:p text:style-name="P26"><text:span text:style-name="value_5f__5f_text"><text:span text:style-name="T1">100Base-TX</text:span></text:span></text:p>
          </table:table-cell>
          <table:table-cell table:style-name="Таблица1.A1" office:value-type="string">
            <text:p text:style-name="P26"><text:span text:style-name="value_5f__5f_text"><text:span text:style-name="T1">100Base-TX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product-table_5f__5f_wrapper"><text:span text:style-name="T1">Boot ROM</text:span></text:span></text:p>
          </table:table-cell>
          <table:table-cell table:style-name="Таблица1.A1" office:value-type="string">
            <text:p text:style-name="P26"><text:span text:style-name="value_5f__5f_text"><text:span text:style-name="T5">-</text:span></text:span></text:p>
          </table:table-cell>
          <table:table-cell table:style-name="Таблица1.A1" office:value-type="string">
            <text:p text:style-name="P26"><text:span text:style-name="value_5f__5f_text"><text:span text:style-name="T5">-</text:span></text:span></text:p>
          </table:table-cell>
          <table:table-cell table:style-name="Таблица1.A1" office:value-type="string">
            <text:p text:style-name="P26"><text:span text:style-name="value_5f__5f_text"><text:span text:style-name="T5">-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product-table_5f__5f_wrapper"><text:span text:style-name="T1">WoL</text:span></text:span></text:p>
          </table:table-cell>
          <table:table-cell table:style-name="Таблица1.A1" office:value-type="string">
            <text:p text:style-name="P26"><text:span text:style-name="value_5f__5f_text"><text:span text:style-name="T5">-</text:span></text:span></text:p>
          </table:table-cell>
          <table:table-cell table:style-name="Таблица1.A1" office:value-type="string">
            <text:p text:style-name="P26"><text:span text:style-name="value_5f__5f_text"><text:span text:style-name="T5">+</text:span></text:span></text:p>
          </table:table-cell>
          <table:table-cell table:style-name="Таблица1.A1" office:value-type="string">
            <text:p text:style-name="P26"><text:span text:style-name="value_5f__5f_text"><text:span text:style-name="T5">-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product-table_5f__5f_wrapper"><text:span text:style-name="T1">Порты RJ45</text:span></text:span></text:p>
          </table:table-cell>
          <table:table-cell table:style-name="Таблица1.A1" office:value-type="string">
            <text:p text:style-name="P26"><text:span text:style-name="value_5f__5f_text"><text:span text:style-name="T5">1</text:span></text:span></text:p>
          </table:table-cell>
          <table:table-cell table:style-name="Таблица1.A1" office:value-type="string">
            <text:p text:style-name="P26"><text:span text:style-name="value_5f__5f_text"><text:span text:style-name="T5">1</text:span></text:span></text:p>
          </table:table-cell>
          <table:table-cell table:style-name="Таблица1.A1" office:value-type="string">
            <text:p text:style-name="P26"><text:span text:style-name="value_5f__5f_text"><text:span text:style-name="T5">1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product-table_5f__5f_wrapper"><text:span text:style-name="T1">Порты SC</text:span></text:span></text:p>
          </table:table-cell>
          <table:table-cell table:style-name="Таблица1.A1" office:value-type="string">
            <text:p text:style-name="P26"><text:span text:style-name="value_5f__5f_text"><text:span text:style-name="T5">-</text:span></text:span></text:p>
          </table:table-cell>
          <table:table-cell table:style-name="Таблица1.A1" office:value-type="string">
            <text:p text:style-name="P26"><text:span text:style-name="value_5f__5f_text"><text:span text:style-name="T5">-</text:span></text:span></text:p>
          </table:table-cell>
          <table:table-cell table:style-name="Таблица1.A1" office:value-type="string">
            <text:p text:style-name="P26"><text:span text:style-name="value_5f__5f_text"><text:span text:style-name="T5">-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product-table_5f__5f_wrapper"><text:span text:style-name="T1">Порты LC</text:span></text:span></text:p>
          </table:table-cell>
          <table:table-cell table:style-name="Таблица1.A1" office:value-type="string">
            <text:p text:style-name="P26"><text:span text:style-name="value_5f__5f_text"><text:span text:style-name="T5">-</text:span></text:span></text:p>
          </table:table-cell>
          <table:table-cell table:style-name="Таблица1.A1" office:value-type="string">
            <text:p text:style-name="P26"><text:span text:style-name="value_5f__5f_text"><text:span text:style-name="T5">-</text:span></text:span></text:p>
          </table:table-cell>
          <table:table-cell table:style-name="Таблица1.A1" office:value-type="string">
            <text:p text:style-name="P26"><text:span text:style-name="value_5f__5f_text"><text:span text:style-name="T5">-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product-table_5f__5f_wrapper"><text:span text:style-name="T1">Длина</text:span></text:span></text:p>
          </table:table-cell>
          <table:table-cell table:style-name="Таблица1.A1" office:value-type="string">
            <text:p text:style-name="P26"><text:span text:style-name="value_5f__5f_text"><text:span text:style-name="T5">134мм</text:span></text:span></text:p>
          </table:table-cell>
          <table:table-cell table:style-name="Таблица1.A1" office:value-type="string">
            <text:p text:style-name="P26"><text:span text:style-name="value_5f__5f_text"><text:span text:style-name="T1">Нет данных</text:span></text:span></text:p>
          </table:table-cell>
          <table:table-cell table:style-name="Таблица1.A1" office:value-type="string">
            <text:p text:style-name="P26"><text:span text:style-name="value_5f__5f_text"><text:span text:style-name="T1">120мм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product-table_5f__5f_wrapper"><text:span text:style-name="T1">Ширина</text:span></text:span></text:p>
          </table:table-cell>
          <table:table-cell table:style-name="Таблица1.A1" office:value-type="string">
            <text:p text:style-name="P26"><text:span text:style-name="value_5f__5f_text"><text:span text:style-name="T1">121мм</text:span></text:span></text:p>
          </table:table-cell>
          <table:table-cell table:style-name="Таблица1.A1" office:value-type="string">
            <text:p text:style-name="P26"><text:span text:style-name="value_5f__5f_text"><text:span text:style-name="T1">Нет данных</text:span></text:span></text:p>
          </table:table-cell>
          <table:table-cell table:style-name="Таблица1.A1" office:value-type="string">
            <text:p text:style-name="P26"><text:span text:style-name="value_5f__5f_text"><text:span text:style-name="T1">20мм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product-table_5f__5f_wrapper"><text:span text:style-name="T1">вес</text:span></text:span></text:p>
          </table:table-cell>
          <table:table-cell table:style-name="Таблица1.A1" office:value-type="string">
            <text:p text:style-name="P26"><text:span text:style-name="value_5f__5f_text"><text:span text:style-name="T1">Нет данных</text:span></text:span></text:p>
          </table:table-cell>
          <table:table-cell table:style-name="Таблица1.A1" office:value-type="string">
            <text:p text:style-name="P26"><text:span text:style-name="value_5f__5f_text"><text:span text:style-name="T1">Нет данных</text:span></text:span></text:p>
          </table:table-cell>
          <table:table-cell table:style-name="Таблица1.A1" office:value-type="string">
            <text:p text:style-name="P26"><text:span text:style-name="value_5f__5f_text"><text:span text:style-name="T1">106г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product-table_5f__5f_wrapper"><text:span text:style-name="T1">Управление потоком (802.3x)</text:span></text:span></text:p>
          </table:table-cell>
          <table:table-cell table:style-name="Таблица1.A1" office:value-type="string">
            <text:p text:style-name="P26"><text:span text:style-name="value_5f__5f_text"><text:span text:style-name="T1">+</text:span></text:span></text:p>
          </table:table-cell>
          <table:table-cell table:style-name="Таблица1.A1" office:value-type="string">
            <text:p text:style-name="P26"><text:span text:style-name="value_5f__5f_text"><text:span text:style-name="T1">+</text:span></text:span></text:p>
          </table:table-cell>
          <table:table-cell table:style-name="Таблица1.A1" office:value-type="string">
            <text:p text:style-name="P26"><text:span text:style-name="value_5f__5f_text"><text:span text:style-name="T1">+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product-table_5f__5f_wrapper"><text:span text:style-name="T1">Агрегация/транкинг портов (802.3ad)</text:span></text:span></text:p>
          </table:table-cell>
          <table:table-cell table:style-name="Таблица1.A1" office:value-type="string">
            <text:p text:style-name="P26"><text:span text:style-name="value_5f__5f_text"><text:span text:style-name="T1">Нет данных</text:span></text:span></text:p>
          </table:table-cell>
          <table:table-cell table:style-name="Таблица1.A1" office:value-type="string">
            <text:p text:style-name="P26"><text:span text:style-name="value_5f__5f_text"><text:span text:style-name="T1">Нет данных</text:span></text:span></text:p>
          </table:table-cell>
          <table:table-cell table:style-name="Таблица1.A1" office:value-type="string">
            <text:p text:style-name="P26"><text:span text:style-name="value_5f__5f_text"><text:span text:style-name="T1">-</text:span>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26"><text:span text:style-name="product-table_5f__5f_wrapper"><text:span text:style-name="T1">Jumbo frame</text:span></text:span></text:p>
          </table:table-cell>
          <table:table-cell table:style-name="Таблица1.A1" office:value-type="string">
            <text:p text:style-name="P26"><text:span text:style-name="value_5f__5f_text"><text:span text:style-name="T1">Нет данных</text:span></text:span></text:p>
          </table:table-cell>
          <table:table-cell table:style-name="Таблица1.A1" office:value-type="string">
            <text:p text:style-name="P26"><text:span text:style-name="value_5f__5f_text"><text:span text:style-name="T1">Нет данных</text:span></text:span></text:p>
          </table:table-cell>
          <table:table-cell table:style-name="Таблица1.A1" office:value-type="string">
            <text:p text:style-name="P26"><text:span text:style-name="value_5f__5f_text"><text:span text:style-name="T1">-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product-table_5f__5f_wrapper"><text:span text:style-name="T1">QoS</text:span></text:span></text:p>
          </table:table-cell>
          <table:table-cell table:style-name="Таблица1.A1" office:value-type="string">
            <text:p text:style-name="P26"><text:span text:style-name="value_5f__5f_text"><text:span text:style-name="T1">Нет данных</text:span></text:span></text:p>
          </table:table-cell>
          <table:table-cell table:style-name="Таблица1.A1" office:value-type="string">
            <text:p text:style-name="P26"><text:span text:style-name="value_5f__5f_text"><text:span text:style-name="T1">Нет данных</text:span></text:span></text:p>
          </table:table-cell>
          <table:table-cell table:style-name="Таблица1.A1" office:value-type="string">
            <text:p text:style-name="P26"><text:span text:style-name="value_5f__5f_text"><text:span text:style-name="T1">-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product-table_5f__5f_wrapper"><text:span text:style-name="T1">Диагностика кабеля</text:span></text:span></text:p>
          </table:table-cell>
          <table:table-cell table:style-name="Таблица1.A1" office:value-type="string">
            <text:p text:style-name="P26"><text:span text:style-name="value_5f__5f_text"><text:span text:style-name="T1">+</text:span></text:span></text:p>
          </table:table-cell>
          <table:table-cell table:style-name="Таблица1.A1" office:value-type="string">
            <text:p text:style-name="P26"><text:span text:style-name="value_5f__5f_text"><text:span text:style-name="T1">+</text:span></text:span></text:p>
          </table:table-cell>
          <table:table-cell table:style-name="Таблица1.A1" office:value-type="string">
            <text:p text:style-name="P26"><text:span text:style-name="value_5f__5f_text"><text:span text:style-name="T1">-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product-table_5f__5f_wrapper"><text:span text:style-name="T1">802.1q VLAN</text:span></text:span></text:p>
          </table:table-cell>
          <table:table-cell table:style-name="Таблица1.A1" office:value-type="string">
            <text:p text:style-name="P26"><text:span text:style-name="value_5f__5f_text"><text:span text:style-name="T1">-</text:span></text:span></text:p>
          </table:table-cell>
          <table:table-cell table:style-name="Таблица1.A1" office:value-type="string">
            <text:p text:style-name="P26"><text:span text:style-name="value_5f__5f_text"><text:span text:style-name="T1">+</text:span></text:span></text:p>
          </table:table-cell>
          <table:table-cell table:style-name="Таблица1.A1" office:value-type="string">
            <text:p text:style-name="P26"><text:span text:style-name="value_5f__5f_text"><text:span text:style-name="T1">-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product-table_5f__5f_wrapper"><text:span text:style-name="T1">SNMP</text:span></text:span></text:p>
          </table:table-cell>
          <table:table-cell table:style-name="Таблица1.A1" office:value-type="string">
            <text:p text:style-name="P26"><text:span text:style-name="value_5f__5f_text"><text:span text:style-name="T1">-</text:span></text:span></text:p>
          </table:table-cell>
          <table:table-cell table:style-name="Таблица1.A1" office:value-type="string">
            <text:p text:style-name="P26"><text:span text:style-name="value_5f__5f_text"><text:span text:style-name="T1">Нет данных</text:span></text:span></text:p>
          </table:table-cell>
          <table:table-cell table:style-name="Таблица1.A1" office:value-type="string">
            <text:p text:style-name="P26"><text:span text:style-name="value_5f__5f_text"><text:span text:style-name="T1">-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product-table_5f__5f_wrapper"><text:span text:style-name="T1">цена</text:span></text:span></text:p>
          </table:table-cell>
          <table:table-cell table:style-name="Таблица1.A1" office:value-type="string">
            <text:p text:style-name="P26"><text:span text:style-name="value_5f__5f_text"><text:span text:style-name="T1">30р</text:span></text:span></text:p>
          </table:table-cell>
          <table:table-cell table:style-name="Таблица1.A1" office:value-type="string">
            <text:p text:style-name="P26"><text:span text:style-name="value_5f__5f_text"><text:span text:style-name="T1">25р</text:span></text:span></text:p>
          </table:table-cell>
          <table:table-cell table:style-name="Таблица1.A1" office:value-type="string">
            <text:p text:style-name="P26"><text:span text:style-name="value_5f__5f_text"><text:span text:style-name="T1">15р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6"><text:span text:style-name="product-table_5f__5f_wrapper"><text:span text:style-name="T1">Итог</text:span></text:span></text:p>
          </table:table-cell>
          <table:table-cell table:style-name="Таблица1.A1" office:value-type="string">
            <text:p text:style-name="P26"><text:span text:style-name="value_5f__5f_text"><text:span text:style-name="T1">Х1</text:span></text:span></text:p>
          </table:table-cell>
          <table:table-cell table:style-name="Таблица1.A1" office:value-type="string">
            <text:p text:style-name="P26"><text:span text:style-name="value_5f__5f_text"><text:span text:style-name="T1">Х1</text:span></text:span></text:p>
          </table:table-cell>
          <table:table-cell table:style-name="Таблица1.A1" office:value-type="string">
            <text:p text:style-name="P26"><text:span text:style-name="value_5f__5f_text"><text:span text:style-name="T1">Х2</text:span></text:span></text:p>
          </table:table-cell>
        </table:table-row>
      </table:table>
      <text:p text:style-name="P28"/>
      <text:p text:style-name="P28">Вывод</text:p>
      <text:p text:style-name="P29"><text:span text:style-name="T1">В данной лабораторной работе были рассмотрены характеристики сетевых адаптеров и сравнения. В ходе выполнония сравнения было установлено, что наиболее лучшем выбором адаптера будет </text:span><text:a xlink:type="simple" xlink:href="https://catalog.onliner.by/networkadapter/dlink/dldfe520tx" text:style-name="ListLabel_20_10" text:visited-style-name="ListLabel_20_10"><text:span text:style-name="product-summary_5f__5f_caption"><text:span text:style-name="T1">D-Link DFE-520TX</text:span></text:span></text:a><text:span text:style-name="T1">, т.к стоит новая версия </text:span><text:span text:style-name="T5">PCI</text:span><text:span text:style-name="T1">, также присутствует Wake-on-LAN <text:s/>и не дорогая цена. </text:span></text:p>
      <text:p text:style-name="P13"/>
      <text:p text:style-name="P10"/>
      <text:p text:style-name="P13"/>
      <text:h text:style-name="P3" text:outline-level="1"/>
      <text:h text:style-name="P15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1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size-asian="24pt" style:font-weight-asian="bold" style:font-size-complex="2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1_20_Знак1" style:display-name="Заголовок 1 Знак1" style:family="text" style:parent-style-name="Default_20_Paragraph_20_Font">
      <style:text-properties fo:font-size="24pt" fo:font-weight="bold" style:letter-kerning="true" style:font-name-asian="Calibri1" style:font-family-asian="Calibri" style:font-family-generic-asian="system" style:font-pitch-asian="variable" style:font-size-asian="24pt" style:language-asian="ru" style:country-asian="RU" style:font-weight-asian="bold" style:font-size-complex="24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family="Cambria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roduct-summary_5f__5f_caption" style:display-name="product-summary__caption" style:family="text" style:parent-style-name="Default_20_Paragraph_20_Font"/>
    <style:style style:name="product-table_5f__5f_wrapper" style:display-name="product-table__wrapper" style:family="text" style:parent-style-name="Default_20_Paragraph_20_Font"/>
    <style:style style:name="value_5f__5f_text" style:display-name="value__text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use-window-font-color="true" style:font-name="Times New Roman" fo:font-family="'Times New Roman'" style:font-family-generic="roman" style:font-pitch="variable" fo:font-size="14pt" style:text-underline-style="non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8" style:display-name="ListLabel 8" style:family="text">
      <style:text-properties style:use-window-font-color="true" style:font-name="Times New Roman" fo:font-family="'Times New Roman'" style:font-family-generic="roman" style:font-pitch="variable" fo:font-size="14pt" style:text-underline-style="none" fo:font-weight="bold" style:font-size-asian="14pt" style:font-weight-asian="bold" style:font-size-complex="14pt"/>
    </style:style>
    <style:style style:name="ListLabel_20_9" style:display-name="ListLabel 9" style:family="text">
      <style:text-properties style:use-window-font-color="true" style:font-name="Times New Roman" fo:font-family="'Times New Roman'" style:font-family-generic="roman" style:font-pitch="variable" fo:font-size="14pt" style:text-underline-style="none" fo:font-weight="bold" style:font-size-asian="14pt" style:font-weight-asian="bold" style:font-size-complex="14pt" style:font-weight-complex="bold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user</meta:initial-creator>
    <meta:editing-cycles>7</meta:editing-cycles>
    <meta:creation-date>2018-02-19T07:02:00</meta:creation-date>
    <dc:date>2019-09-25T07:23:46.156000000</dc:date>
    <meta:editing-duration>PT1H2M20S</meta:editing-duration>
    <meta:generator>LibreOffice/6.3.1.2$Windows_x86 LibreOffice_project/b79626edf0065ac373bd1df5c28bd630b4424273</meta:generator>
    <meta:document-statistic meta:table-count="1" meta:image-count="0" meta:object-count="0" meta:page-count="6" meta:paragraph-count="142" meta:word-count="987" meta:character-count="7944" meta:non-whitespace-character-count="6539"/>
    <meta:user-defined meta:name="AppVersion">16.0000</meta:user-defined>
    <meta:user-defined meta:name="Company">G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